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50" calcext:value-type="float">
            <text:p>-150</text:p>
          </table:table-cell>
          <table:table-cell office:value-type="float" office:value="-135" calcext:value-type="float">
            <text:p>-135</text:p>
          </table:table-cell>
          <table:table-cell office:value-type="float" office:value="-110" calcext:value-type="float">
            <text:p>-110</text:p>
          </table:table-cell>
          <table:table-cell office:value-type="float" office:value="-99" calcext:value-type="float">
            <text:p>-99</text:p>
          </table:table-cell>
          <table:table-cell office:value-type="float" office:value="-85" calcext:value-type="float">
            <text:p>-85</text:p>
          </table:table-cell>
          <table:table-cell office:value-type="float" office:value="-67" calcext:value-type="float">
            <text:p>-67</text:p>
          </table:table-cell>
          <table:table-cell office:value-type="float" office:value="-55" calcext:value-type="float">
            <text:p>-55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table:style-name="ce1" table:formula="of:=([.A1]-25)/40.7" office:value-type="float" office:value="0" calcext:value-type="float">
            <text:p>0</text:p>
          </table:table-cell>
          <table:table-cell table:style-name="ce1" table:formula="of:=([.B1]-25)/40.7" office:value-type="float" office:value="-4.2997542997543" calcext:value-type="float">
            <text:p>-4,2997542997543</text:p>
          </table:table-cell>
          <table:table-cell table:style-name="ce1" table:formula="of:=([.C1]-25)/40.7" office:value-type="float" office:value="-3.93120393120393" calcext:value-type="float">
            <text:p>-3,93120393120393</text:p>
          </table:table-cell>
          <table:table-cell table:style-name="ce1" table:formula="of:=([.D1]-25)/40.7" office:value-type="float" office:value="-3.31695331695332" calcext:value-type="float">
            <text:p>-3,31695331695332</text:p>
          </table:table-cell>
          <table:table-cell table:style-name="ce1" table:formula="of:=([.E1]-25)/40.7" office:value-type="float" office:value="-3.04668304668305" calcext:value-type="float">
            <text:p>-3,04668304668305</text:p>
          </table:table-cell>
          <table:table-cell table:style-name="ce1" table:formula="of:=([.F1]-25)/40.7" office:value-type="float" office:value="-2.7027027027027" calcext:value-type="float">
            <text:p>-2,7027027027027</text:p>
          </table:table-cell>
          <table:table-cell table:style-name="ce1" table:formula="of:=([.G1]-25)/40.7" office:value-type="float" office:value="-2.26044226044226" calcext:value-type="float">
            <text:p>-2,26044226044226</text:p>
          </table:table-cell>
          <table:table-cell table:style-name="ce1" table:formula="of:=([.H1]-25)/40.7" office:value-type="float" office:value="-1.96560196560197" calcext:value-type="float">
            <text:p>-1,96560196560197</text:p>
          </table:table-cell>
          <table:table-cell table:style-name="ce1" table:formula="of:=([.I1]-25)/40.7" office:value-type="float" office:value="-1.32678132678133" calcext:value-type="float">
            <text:p>-1,32678132678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,7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38" calcext:value-type="float">
            <text:p>-138</text:p>
          </table:table-cell>
          <table:table-cell office:value-type="float" office:value="-128" calcext:value-type="float">
            <text:p>-128</text:p>
          </table:table-cell>
          <table:table-cell office:value-type="float" office:value="-95" calcext:value-type="float">
            <text:p>-95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53" calcext:value-type="float">
            <text:p>-53</text:p>
          </table:table-cell>
          <table:table-cell table:number-columns-repeated="2"/>
        </table:table-row>
        <table:table-row table:style-name="ro1">
          <table:table-cell table:style-name="ce1" table:formula="of:=([.A5]-40)/41.6" office:value-type="float" office:value="0" calcext:value-type="float">
            <text:p>0</text:p>
          </table:table-cell>
          <table:table-cell table:style-name="ce1" table:formula="of:=([.B5]-40)/41.6" office:value-type="float" office:value="-4.27884615384615" calcext:value-type="float">
            <text:p>-4,27884615384615</text:p>
          </table:table-cell>
          <table:table-cell table:style-name="ce1" table:formula="of:=([.C5]-40)/41.6" office:value-type="float" office:value="-4.03846153846154" calcext:value-type="float">
            <text:p>-4,03846153846154</text:p>
          </table:table-cell>
          <table:table-cell table:style-name="ce1" table:formula="of:=([.D5]-40)/41.6" office:value-type="float" office:value="-3.24519230769231" calcext:value-type="float">
            <text:p>-3,24519230769231</text:p>
          </table:table-cell>
          <table:table-cell table:style-name="ce1" table:formula="of:=([.E5]-40)/41.6" office:value-type="float" office:value="-2.90865384615385" calcext:value-type="float">
            <text:p>-2,90865384615385</text:p>
          </table:table-cell>
          <table:table-cell table:style-name="ce1" table:formula="of:=([.F5]-40)/41.6" office:value-type="float" office:value="-2.76442307692308" calcext:value-type="float">
            <text:p>-2,76442307692308</text:p>
          </table:table-cell>
          <table:table-cell table:style-name="ce1" table:formula="of:=([.G5]-40)/41.6" office:value-type="float" office:value="-2.23557692307692" calcext:value-type="float">
            <text:p>-2,235576923076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,7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26" calcext:value-type="float">
            <text:p>-126</text:p>
          </table:table-cell>
          <table:table-cell office:value-type="float" office:value="-81" calcext:value-type="float">
            <text:p>-81</text:p>
          </table:table-cell>
          <table:table-cell office:value-type="float" office:value="-44" calcext:value-type="float">
            <text:p>-44</text:p>
          </table:table-cell>
          <table:table-cell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 table:style-name="ce2" table:formula="of:=([.A9]-6)/42.5" office:value-type="float" office:value="0" calcext:value-type="float">
            <text:p>0,00</text:p>
          </table:table-cell>
          <table:table-cell table:style-name="ce1" table:formula="of:=([.B9]-6)/42.5" office:value-type="float" office:value="-3.10588235294118" calcext:value-type="float">
            <text:p>-3,10588235294118</text:p>
          </table:table-cell>
          <table:table-cell table:style-name="ce1" table:formula="of:=([.C9]-6)/42.5" office:value-type="float" office:value="-2.04705882352941" calcext:value-type="float">
            <text:p>-2,04705882352941</text:p>
          </table:table-cell>
          <table:table-cell table:style-name="ce1" table:formula="of:=([.D9]-6)/42.5" office:value-type="float" office:value="-1.17647058823529" calcext:value-type="float">
            <text:p>-1,17647058823529</text:p>
          </table:table-cell>
          <table:table-cell table:style-name="ce1" table:formula="of:=([.E9]-6)/42.5" office:value-type="float" office:value="-0.494117647058824" calcext:value-type="float">
            <text:p>-0,4941176470588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4:59:13.112252002</meta:creation-date>
    <dc:date>2017-03-19T18:35:56.266385399</dc:date>
    <meta:editing-duration>PT2H55M52S</meta:editing-duration>
    <meta:editing-cycles>1</meta:editing-cycles>
    <meta:document-statistic meta:table-count="1" meta:cell-count="63" meta:object-count="0"/>
    <meta:generator>LibreOffice/5.2.5.1$Linux_X86_64 LibreOffice_project/20m0$Build-1</meta:generator>
  </office:meta>
</office:document-meta>
</file>